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After month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Payment</text:p>
          </table:table-cell>
          <table:table-cell table:number-columns-repeated="2"/>
          <table:table-cell office:value-type="string" calcext:value-type="string">
            <text:p>Interest p.m</text:p>
          </table:table-cell>
          <table:table-cell table:formula="of:=[.G2]/12" office:value-type="float" office:value="0.00833333333333333" calcext:value-type="float">
            <text:p>0,008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G$3]" office:value-type="float" office:value="138291.575086933" calcext:value-type="float">
            <text:p>138291,575086933</text:p>
          </table:table-cell>
          <table:table-cell table:number-columns-repeated="3"/>
          <table:table-cell office:value-type="string" calcext:value-type="string">
            <text:p>Interest p.a</text:p>
          </table:table-cell>
          <table:table-cell table:formula="of:=0.1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(1+[.$G$1])-[.C4]" office:value-type="float" office:value="138444.004879325" calcext:value-type="float">
            <text:p>138444,004879325</text:p>
          </table:table-cell>
          <table:table-cell table:formula="of:=[.$G$4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initial amo</text:p>
          </table:table-cell>
          <table:table-cell office:value-type="float" office:value="138291.575086933" calcext:value-type="float">
            <text:p>138291,575086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(1+[.$G$1])-[.C5]" office:value-type="float" office:value="138597.704919986" calcext:value-type="float">
            <text:p>138597,704919986</text:p>
          </table:table-cell>
          <table:table-cell table:formula="of:=[.C3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instal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(1+[.$G$1])-[.C6]" office:value-type="float" office:value="138752.685794319" calcext:value-type="float">
            <text:p>138752,685794319</text:p>
          </table:table-cell>
          <table:table-cell table:formula="of:=[.C4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 table:formula="of:=2/100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(1+[.$G$1])-[.C7]" office:value-type="float" office:value="138908.958175938" calcext:value-type="float">
            <text:p>138908,958175938</text:p>
          </table:table-cell>
          <table:table-cell table:formula="of:=[.C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(1+[.$G$1])-[.C8]" office:value-type="float" office:value="139066.532827404" calcext:value-type="float">
            <text:p>139066,532827404</text:p>
          </table:table-cell>
          <table:table-cell table:formula="of:=[.C6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(1+[.$G$1])-[.C9]" office:value-type="float" office:value="139205.420600966" calcext:value-type="float">
            <text:p>139205,420600966</text:p>
          </table:table-cell>
          <table:table-cell table:formula="of:=[.C7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(1+[.$G$1])-[.C10]" office:value-type="float" office:value="139345.465772641" calcext:value-type="float">
            <text:p>139345,465772641</text:p>
          </table:table-cell>
          <table:table-cell table:formula="of:=[.C8]*(1+[.$G$5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(1+[.$G$1])-[.C11]" office:value-type="float" office:value="139486.677987413" calcext:value-type="float">
            <text:p>139486,677987413</text:p>
          </table:table-cell>
          <table:table-cell table:formula="of:=[.C9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(1+[.$G$1])-[.C12]" office:value-type="float" office:value="139629.066970641" calcext:value-type="float">
            <text:p>139629,066970641</text:p>
          </table:table-cell>
          <table:table-cell table:formula="of:=[.C10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(1+[.$G$1])-[.C13]" office:value-type="float" office:value="139772.64252873" calcext:value-type="float">
            <text:p>139772,64252873</text:p>
          </table:table-cell>
          <table:table-cell table:formula="of:=[.C11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(1+[.$G$1])-[.C14]" office:value-type="float" office:value="139917.414549803" calcext:value-type="float">
            <text:p>139917,414549803</text:p>
          </table:table-cell>
          <table:table-cell table:formula="of:=[.C12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(1+[.$G$1])-[.C15]" office:value-type="float" office:value="140042.993004384" calcext:value-type="float">
            <text:p>140042,993004384</text:p>
          </table:table-cell>
          <table:table-cell table:formula="of:=[.C13]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(1+[.$G$1])-[.C16]" office:value-type="float" office:value="140169.617946087" calcext:value-type="float">
            <text:p>140169,617946087</text:p>
          </table:table-cell>
          <table:table-cell table:formula="of:=[.C14]*(1+[.$G$5])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(1+[.$G$1])-[.C17]" office:value-type="float" office:value="140297.298095638" calcext:value-type="float">
            <text:p>140297,298095638</text:p>
          </table:table-cell>
          <table:table-cell table:formula="of:=[.C15]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(1+[.$G$1])-[.C18]" office:value-type="float" office:value="140426.042246435" calcext:value-type="float">
            <text:p>140426,042246435</text:p>
          </table:table-cell>
          <table:table-cell table:formula="of:=[.C16]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(1+[.$G$1])-[.C19]" office:value-type="float" office:value="140555.859265155" calcext:value-type="float">
            <text:p>140555,859265155</text:p>
          </table:table-cell>
          <table:table-cell table:formula="of:=[.C17]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(1+[.$G$1])-[.C20]" office:value-type="float" office:value="140686.758092365" calcext:value-type="float">
            <text:p>140686,758092365</text:p>
          </table:table-cell>
          <table:table-cell table:formula="of:=[.C18]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(1+[.$G$1])-[.C21]" office:value-type="float" office:value="140797.939743135" calcext:value-type="float">
            <text:p>140797,939743135</text:p>
          </table:table-cell>
          <table:table-cell table:formula="of:=[.C19]" office:value-type="float" office:value="1040.4" calcext:value-type="float">
            <text:p>1040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(1+[.$G$1])-[.C22]" office:value-type="float" office:value="140910.047907661" calcext:value-type="float">
            <text:p>140910,047907661</text:p>
          </table:table-cell>
          <table:table-cell table:formula="of:=[.C20]*(1+[.$G$5])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(1+[.$G$1])-[.C23]" office:value-type="float" office:value="141023.090306891" calcext:value-type="float">
            <text:p>141023,090306891</text:p>
          </table:table-cell>
          <table:table-cell table:formula="of:=[.C21]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(1+[.$G$1])-[.C24]" office:value-type="float" office:value="141137.074726115" calcext:value-type="float">
            <text:p>141137,074726115</text:p>
          </table:table-cell>
          <table:table-cell table:formula="of:=[.C22]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(1+[.$G$1])-[.C25]" office:value-type="float" office:value="141252.0090155" calcext:value-type="float">
            <text:p>141252,0090155</text:p>
          </table:table-cell>
          <table:table-cell table:formula="of:=[.C23]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(1+[.$G$1])-[.C26]" office:value-type="float" office:value="141367.901090629" calcext:value-type="float">
            <text:p>141367,901090629</text:p>
          </table:table-cell>
          <table:table-cell table:formula="of:=[.C24]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(1+[.$G$1])-[.C27]" office:value-type="float" office:value="141463.534773051" calcext:value-type="float">
            <text:p>141463,534773051</text:p>
          </table:table-cell>
          <table:table-cell table:formula="of:=[.C25]" office:value-type="float" office:value="1061.208" calcext:value-type="float">
            <text:p>1061,2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(1+[.$G$1])-[.C28]" office:value-type="float" office:value="141559.965402826" calcext:value-type="float">
            <text:p>141559,965402826</text:p>
          </table:table-cell>
          <table:table-cell table:formula="of:=[.C26]*(1+[.$G$5])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(1+[.$G$1])-[.C29]" office:value-type="float" office:value="141657.199621183" calcext:value-type="float">
            <text:p>141657,199621183</text:p>
          </table:table-cell>
          <table:table-cell table:formula="of:=[.C27]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(1+[.$G$1])-[.C30]" office:value-type="float" office:value="141755.244124693" calcext:value-type="float">
            <text:p>141755,244124693</text:p>
          </table:table-cell>
          <table:table-cell table:formula="of:=[.C28]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(1+[.$G$1])-[.C31]" office:value-type="float" office:value="141854.105665732" calcext:value-type="float">
            <text:p>141854,105665732</text:p>
          </table:table-cell>
          <table:table-cell table:formula="of:=[.C29]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(1+[.$G$1])-[.C32]" office:value-type="float" office:value="141953.791052947" calcext:value-type="float">
            <text:p>141953,791052947</text:p>
          </table:table-cell>
          <table:table-cell table:formula="of:=[.C30]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(1+[.$G$1])-[.C33]" office:value-type="float" office:value="142032.658508521" calcext:value-type="float">
            <text:p>142032,658508521</text:p>
          </table:table-cell>
          <table:table-cell table:formula="of:=[.C31]" office:value-type="float" office:value="1082.43216" calcext:value-type="float">
            <text:p>1082,4321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*(1+[.$G$1])-[.C34]" office:value-type="float" office:value="142112.183192892" calcext:value-type="float">
            <text:p>142112,183192892</text:p>
          </table:table-cell>
          <table:table-cell table:formula="of:=[.C32]*(1+[.$G$5])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*(1+[.$G$1])-[.C35]" office:value-type="float" office:value="142192.370582966" calcext:value-type="float">
            <text:p>142192,370582966</text:p>
          </table:table-cell>
          <table:table-cell table:formula="of:=[.C33]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*(1+[.$G$1])-[.C36]" office:value-type="float" office:value="142273.226201291" calcext:value-type="float">
            <text:p>142273,226201291</text:p>
          </table:table-cell>
          <table:table-cell table:formula="of:=[.C34]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*(1+[.$G$1])-[.C37]" office:value-type="float" office:value="142354.755616435" calcext:value-type="float">
            <text:p>142354,755616435</text:p>
          </table:table-cell>
          <table:table-cell table:formula="of:=[.C35]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*(1+[.$G$1])-[.C38]" office:value-type="float" office:value="142436.964443372" calcext:value-type="float">
            <text:p>142436,964443372</text:p>
          </table:table-cell>
          <table:table-cell table:formula="of:=[.C36]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*(1+[.$G$1])-[.C39]" office:value-type="float" office:value="142497.776727803" calcext:value-type="float">
            <text:p>142497,776727803</text:p>
          </table:table-cell>
          <table:table-cell table:formula="of:=[.C37]" office:value-type="float" office:value="1104.0808032" calcext:value-type="float">
            <text:p>1104,080803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*(1+[.$G$1])-[.C40]" office:value-type="float" office:value="142559.09578127" calcext:value-type="float">
            <text:p>142559,09578127</text:p>
          </table:table-cell>
          <table:table-cell table:formula="of:=[.C38]*(1+[.$G$5])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*(1+[.$G$1])-[.C41]" office:value-type="float" office:value="142620.92582685" calcext:value-type="float">
            <text:p>142620,92582685</text:p>
          </table:table-cell>
          <table:table-cell table:formula="of:=[.C39]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*(1+[.$G$1])-[.C42]" office:value-type="float" office:value="142683.27112281" calcext:value-type="float">
            <text:p>142683,27112281</text:p>
          </table:table-cell>
          <table:table-cell table:formula="of:=[.C40]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*(1+[.$G$1])-[.C43]" office:value-type="float" office:value="142746.135962903" calcext:value-type="float">
            <text:p>142746,135962903</text:p>
          </table:table-cell>
          <table:table-cell table:formula="of:=[.C41]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*(1+[.$G$1])-[.C44]" office:value-type="float" office:value="142809.524676663" calcext:value-type="float">
            <text:p>142809,524676663</text:p>
          </table:table-cell>
          <table:table-cell table:formula="of:=[.C42]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*(1+[.$G$1])-[.C45]" office:value-type="float" office:value="142850.918381319" calcext:value-type="float">
            <text:p>142850,918381319</text:p>
          </table:table-cell>
          <table:table-cell table:formula="of:=[.C43]" office:value-type="float" office:value="1126.162419264" calcext:value-type="float">
            <text:p>1126,16241926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*(1+[.$G$1])-[.C46]" office:value-type="float" office:value="142892.657033514" calcext:value-type="float">
            <text:p>142892,657033514</text:p>
          </table:table-cell>
          <table:table-cell table:formula="of:=[.C44]*(1+[.$G$5])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*(1+[.$G$1])-[.C47]" office:value-type="float" office:value="142934.743507811" calcext:value-type="float">
            <text:p>142934,743507811</text:p>
          </table:table-cell>
          <table:table-cell table:formula="of:=[.C45]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*(1+[.$G$1])-[.C48]" office:value-type="float" office:value="142977.180702727" calcext:value-type="float">
            <text:p>142977,180702727</text:p>
          </table:table-cell>
          <table:table-cell table:formula="of:=[.C46]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*(1+[.$G$1])-[.C49]" office:value-type="float" office:value="143019.971540933" calcext:value-type="float">
            <text:p>143019,971540933</text:p>
          </table:table-cell>
          <table:table-cell table:formula="of:=[.C47]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*(1+[.$G$1])-[.C50]" office:value-type="float" office:value="143063.118969459" calcext:value-type="float">
            <text:p>143063,118969459</text:p>
          </table:table-cell>
          <table:table-cell table:formula="of:=[.C48]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*(1+[.$G$1])-[.C51]" office:value-type="float" office:value="143083.652246535" calcext:value-type="float">
            <text:p>143083,652246535</text:p>
          </table:table-cell>
          <table:table-cell table:formula="of:=[.C49]" office:value-type="float" office:value="1148.68566764928" calcext:value-type="float">
            <text:p>1148,6856676492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*(1+[.$G$1])-[.C52]" office:value-type="float" office:value="143104.356634254" calcext:value-type="float">
            <text:p>143104,356634254</text:p>
          </table:table-cell>
          <table:table-cell table:formula="of:=[.C50]*(1+[.$G$5])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*(1+[.$G$1])-[.C53]" office:value-type="float" office:value="143125.233558537" calcext:value-type="float">
            <text:p>143125,233558537</text:p>
          </table:table-cell>
          <table:table-cell table:formula="of:=[.C51]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*(1+[.$G$1])-[.C54]" office:value-type="float" office:value="143146.284457189" calcext:value-type="float">
            <text:p>143146,284457189</text:p>
          </table:table-cell>
          <table:table-cell table:formula="of:=[.C52]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*(1+[.$G$1])-[.C55]" office:value-type="float" office:value="143167.510779997" calcext:value-type="float">
            <text:p>143167,510779997</text:p>
          </table:table-cell>
          <table:table-cell table:formula="of:=[.C53]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*(1+[.$G$1])-[.C56]" office:value-type="float" office:value="143188.913988828" calcext:value-type="float">
            <text:p>143188,913988828</text:p>
          </table:table-cell>
          <table:table-cell table:formula="of:=[.C54]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*(1+[.$G$1])-[.C57]" office:value-type="float" office:value="143187.062370113" calcext:value-type="float">
            <text:p>143187,062370113</text:p>
          </table:table-cell>
          <table:table-cell table:formula="of:=[.C55]" office:value-type="float" office:value="1171.65938100227" calcext:value-type="float">
            <text:p>1171,6593810022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*(1+[.$G$1])-[.C58]" office:value-type="float" office:value="143185.195321241" calcext:value-type="float">
            <text:p>143185,195321241</text:p>
          </table:table-cell>
          <table:table-cell table:formula="of:=[.C56]*(1+[.$G$5])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*(1+[.$G$1])-[.C59]" office:value-type="float" office:value="143183.312713629" calcext:value-type="float">
            <text:p>143183,312713629</text:p>
          </table:table-cell>
          <table:table-cell table:formula="of:=[.C57]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*(1+[.$G$1])-[.C60]" office:value-type="float" office:value="143181.414417621" calcext:value-type="float">
            <text:p>143181,414417621</text:p>
          </table:table-cell>
          <table:table-cell table:formula="of:=[.C58]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*(1+[.$G$1])-[.C61]" office:value-type="float" office:value="143179.500302478" calcext:value-type="float">
            <text:p>143179,500302478</text:p>
          </table:table-cell>
          <table:table-cell table:formula="of:=[.C59]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*(1+[.$G$1])-[.C62]" office:value-type="float" office:value="143177.570236377" calcext:value-type="float">
            <text:p>143177,570236377</text:p>
          </table:table-cell>
          <table:table-cell table:formula="of:=[.C60]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*(1+[.$G$1])-[.C63]" office:value-type="float" office:value="143151.722235018" calcext:value-type="float">
            <text:p>143151,722235018</text:p>
          </table:table-cell>
          <table:table-cell table:formula="of:=[.C61]" office:value-type="float" office:value="1195.09256862231" calcext:value-type="float">
            <text:p>1195,0925686223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*(1+[.$G$1])-[.C64]" office:value-type="float" office:value="143125.658833649" calcext:value-type="float">
            <text:p>143125,658833649</text:p>
          </table:table-cell>
          <table:table-cell table:formula="of:=[.C62]*(1+[.$G$5])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*(1+[.$G$1])-[.C65]" office:value-type="float" office:value="143099.378237268" calcext:value-type="float">
            <text:p>143099,378237268</text:p>
          </table:table-cell>
          <table:table-cell table:formula="of:=[.C63]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*(1+[.$G$1])-[.C66]" office:value-type="float" office:value="143072.878635917" calcext:value-type="float">
            <text:p>143072,878635917</text:p>
          </table:table-cell>
          <table:table-cell table:formula="of:=[.C64]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*(1+[.$G$1])-[.C67]" office:value-type="float" office:value="143046.158204555" calcext:value-type="float">
            <text:p>143046,158204555</text:p>
          </table:table-cell>
          <table:table-cell table:formula="of:=[.C65]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*(1+[.$G$1])-[.C68]" office:value-type="float" office:value="143019.215102931" calcext:value-type="float">
            <text:p>143019,215102931</text:p>
          </table:table-cell>
          <table:table-cell table:formula="of:=[.C66]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*(1+[.$G$1])-[.C69]" office:value-type="float" office:value="142967.667587061" calcext:value-type="float">
            <text:p>142967,667587061</text:p>
          </table:table-cell>
          <table:table-cell table:formula="of:=[.C67]" office:value-type="float" office:value="1218.99441999476" calcext:value-type="float">
            <text:p>1218,9944199947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*(1+[.$G$1])-[.C70]" office:value-type="float" office:value="142915.690508559" calcext:value-type="float">
            <text:p>142915,690508559</text:p>
          </table:table-cell>
          <table:table-cell table:formula="of:=[.C68]*(1+[.$G$5])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*(1+[.$G$1])-[.C71]" office:value-type="float" office:value="142863.280287735" calcext:value-type="float">
            <text:p>142863,280287735</text:p>
          </table:table-cell>
          <table:table-cell table:formula="of:=[.C69]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*(1+[.$G$1])-[.C72]" office:value-type="float" office:value="142810.433315072" calcext:value-type="float">
            <text:p>142810,433315072</text:p>
          </table:table-cell>
          <table:table-cell table:formula="of:=[.C70]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*(1+[.$G$1])-[.C73]" office:value-type="float" office:value="142757.145950969" calcext:value-type="float">
            <text:p>142757,145950969</text:p>
          </table:table-cell>
          <table:table-cell table:formula="of:=[.C71]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*(1+[.$G$1])-[.C74]" office:value-type="float" office:value="142703.414525499" calcext:value-type="float">
            <text:p>142703,414525499</text:p>
          </table:table-cell>
          <table:table-cell table:formula="of:=[.C72]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*(1+[.$G$1])-[.C75]" office:value-type="float" office:value="142624.367851983" calcext:value-type="float">
            <text:p>142624,367851983</text:p>
          </table:table-cell>
          <table:table-cell table:formula="of:=[.C73]" office:value-type="float" office:value="1243.37430839465" calcext:value-type="float">
            <text:p>1243,3743083946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*(1+[.$G$1])-[.C76]" office:value-type="float" office:value="142544.662456187" calcext:value-type="float">
            <text:p>142544,662456187</text:p>
          </table:table-cell>
          <table:table-cell table:formula="of:=[.C74]*(1+[.$G$5])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*(1+[.$G$1])-[.C77]" office:value-type="float" office:value="142464.292848759" calcext:value-type="float">
            <text:p>142464,292848759</text:p>
          </table:table-cell>
          <table:table-cell table:formula="of:=[.C75]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*(1+[.$G$1])-[.C78]" office:value-type="float" office:value="142383.253494603" calcext:value-type="float">
            <text:p>142383,253494603</text:p>
          </table:table-cell>
          <table:table-cell table:formula="of:=[.C76]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*(1+[.$G$1])-[.C79]" office:value-type="float" office:value="142301.538812495" calcext:value-type="float">
            <text:p>142301,538812495</text:p>
          </table:table-cell>
          <table:table-cell table:formula="of:=[.C77]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*(1+[.$G$1])-[.C80]" office:value-type="float" office:value="142219.143174704" calcext:value-type="float">
            <text:p>142219,143174704</text:p>
          </table:table-cell>
          <table:table-cell table:formula="of:=[.C78]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*(1+[.$G$1])-[.C81]" office:value-type="float" office:value="142110.696070706" calcext:value-type="float">
            <text:p>142110,696070706</text:p>
          </table:table-cell>
          <table:table-cell table:formula="of:=[.C79]" office:value-type="float" office:value="1268.24179456255" calcext:value-type="float">
            <text:p>1268,2417945625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*(1+[.$G$1])-[.C82]" office:value-type="float" office:value="142001.345240841" calcext:value-type="float">
            <text:p>142001,345240841</text:p>
          </table:table-cell>
          <table:table-cell table:formula="of:=[.C80]*(1+[.$G$5])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*(1+[.$G$1])-[.C83]" office:value-type="float" office:value="141891.083154061" calcext:value-type="float">
            <text:p>141891,083154061</text:p>
          </table:table-cell>
          <table:table-cell table:formula="of:=[.C81]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*(1+[.$G$1])-[.C84]" office:value-type="float" office:value="141779.902216558" calcext:value-type="float">
            <text:p>141779,902216558</text:p>
          </table:table-cell>
          <table:table-cell table:formula="of:=[.C82]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*(1+[.$G$1])-[.C85]" office:value-type="float" office:value="141667.794771242" calcext:value-type="float">
            <text:p>141667,794771242</text:p>
          </table:table-cell>
          <table:table-cell table:formula="of:=[.C83]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*(1+[.$G$1])-[.C86]" office:value-type="float" office:value="141554.753097215" calcext:value-type="float">
            <text:p>141554,753097215</text:p>
          </table:table-cell>
          <table:table-cell table:formula="of:=[.C84]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*(1+[.$G$1])-[.C87]" office:value-type="float" office:value="141414.897276629" calcext:value-type="float">
            <text:p>141414,897276629</text:p>
          </table:table-cell>
          <table:table-cell table:formula="of:=[.C85]" office:value-type="float" office:value="1293.6066304538" calcext:value-type="float">
            <text:p>1293,606630453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*(1+[.$G$1])-[.C88]" office:value-type="float" office:value="141273.875990871" calcext:value-type="float">
            <text:p>141273,875990871</text:p>
          </table:table-cell>
          <table:table-cell table:formula="of:=[.C86]*(1+[.$G$5])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*(1+[.$G$1])-[.C89]" office:value-type="float" office:value="141131.679527732" calcext:value-type="float">
            <text:p>141131,679527732</text:p>
          </table:table-cell>
          <table:table-cell table:formula="of:=[.C87]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*(1+[.$G$1])-[.C90]" office:value-type="float" office:value="140988.298094067" calcext:value-type="float">
            <text:p>140988,298094067</text:p>
          </table:table-cell>
          <table:table-cell table:formula="of:=[.C88]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*(1+[.$G$1])-[.C91]" office:value-type="float" office:value="140843.721815121" calcext:value-type="float">
            <text:p>140843,721815121</text:p>
          </table:table-cell>
          <table:table-cell table:formula="of:=[.C89]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*(1+[.$G$1])-[.C92]" office:value-type="float" office:value="140697.940733851" calcext:value-type="float">
            <text:p>140697,940733851</text:p>
          </table:table-cell>
          <table:table-cell table:formula="of:=[.C90]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*(1+[.$G$1])-[.C93]" office:value-type="float" office:value="140524.555234976" calcext:value-type="float">
            <text:p>140524,555234976</text:p>
          </table:table-cell>
          <table:table-cell table:formula="of:=[.C91]" office:value-type="float" office:value="1319.47876306287" calcext:value-type="float">
            <text:p>1319,4787630628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*(1+[.$G$1])-[.C94]" office:value-type="float" office:value="140349.724856943" calcext:value-type="float">
            <text:p>140349,724856943</text:p>
          </table:table-cell>
          <table:table-cell table:formula="of:=[.C92]*(1+[.$G$5])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*(1+[.$G$1])-[.C95]" office:value-type="float" office:value="140173.437559093" calcext:value-type="float">
            <text:p>140173,437559093</text:p>
          </table:table-cell>
          <table:table-cell table:formula="of:=[.C93]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*(1+[.$G$1])-[.C96]" office:value-type="float" office:value="139995.681200428" calcext:value-type="float">
            <text:p>139995,681200428</text:p>
          </table:table-cell>
          <table:table-cell table:formula="of:=[.C94]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*(1+[.$G$1])-[.C97]" office:value-type="float" office:value="139816.443538775" calcext:value-type="float">
            <text:p>139816,443538775</text:p>
          </table:table-cell>
          <table:table-cell table:formula="of:=[.C95]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*(1+[.$G$1])-[.C98]" office:value-type="float" office:value="139635.71222994" calcext:value-type="float">
            <text:p>139635,71222994</text:p>
          </table:table-cell>
          <table:table-cell table:formula="of:=[.C96]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*(1+[.$G$1])-[.C99]" office:value-type="float" office:value="139426.557460099" calcext:value-type="float">
            <text:p>139426,557460099</text:p>
          </table:table-cell>
          <table:table-cell table:formula="of:=[.C97]" office:value-type="float" office:value="1345.86833832413" calcext:value-type="float">
            <text:p>1345,8683383241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*(1+[.$G$1])-[.C100]" office:value-type="float" office:value="139215.659733843" calcext:value-type="float">
            <text:p>139215,659733843</text:p>
          </table:table-cell>
          <table:table-cell table:formula="of:=[.C98]*(1+[.$G$5])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*(1+[.$G$1])-[.C101]" office:value-type="float" office:value="139003.004526534" calcext:value-type="float">
            <text:p>139003,004526534</text:p>
          </table:table-cell>
          <table:table-cell table:formula="of:=[.C99]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*(1+[.$G$1])-[.C102]" office:value-type="float" office:value="138788.577192498" calcext:value-type="float">
            <text:p>138788,577192498</text:p>
          </table:table-cell>
          <table:table-cell table:formula="of:=[.C100]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*(1+[.$G$1])-[.C103]" office:value-type="float" office:value="138572.362964011" calcext:value-type="float">
            <text:p>138572,362964011</text:p>
          </table:table-cell>
          <table:table-cell table:formula="of:=[.C101]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*(1+[.$G$1])-[.C104]" office:value-type="float" office:value="138354.346950288" calcext:value-type="float">
            <text:p>138354,346950288</text:p>
          </table:table-cell>
          <table:table-cell table:formula="of:=[.C102]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*(1+[.$G$1])-[.C105]" office:value-type="float" office:value="138107.058422348" calcext:value-type="float">
            <text:p>138107,058422348</text:p>
          </table:table-cell>
          <table:table-cell table:formula="of:=[.C103]" office:value-type="float" office:value="1372.78570509061" calcext:value-type="float">
            <text:p>1372,7857050906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*(1+[.$G$1])-[.C106]" office:value-type="float" office:value="137857.709156675" calcext:value-type="float">
            <text:p>137857,709156675</text:p>
          </table:table-cell>
          <table:table-cell table:formula="of:=[.C104]*(1+[.$G$5])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*(1+[.$G$1])-[.C107]" office:value-type="float" office:value="137606.281980454" calcext:value-type="float">
            <text:p>137606,281980454</text:p>
          </table:table-cell>
          <table:table-cell table:formula="of:=[.C105]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*(1+[.$G$1])-[.C108]" office:value-type="float" office:value="137352.759577766" calcext:value-type="float">
            <text:p>137352,759577766</text:p>
          </table:table-cell>
          <table:table-cell table:formula="of:=[.C106]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*(1+[.$G$1])-[.C109]" office:value-type="float" office:value="137097.124488388" calcext:value-type="float">
            <text:p>137097,124488388</text:p>
          </table:table-cell>
          <table:table-cell table:formula="of:=[.C107]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*(1+[.$G$1])-[.C110]" office:value-type="float" office:value="136839.359106599" calcext:value-type="float">
            <text:p>136839,359106599</text:p>
          </table:table-cell>
          <table:table-cell table:formula="of:=[.C108]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*(1+[.$G$1])-[.C111]" office:value-type="float" office:value="136551.440851578" calcext:value-type="float">
            <text:p>136551,440851578</text:p>
          </table:table-cell>
          <table:table-cell table:formula="of:=[.C109]" office:value-type="float" office:value="1400.24141919243" calcext:value-type="float">
            <text:p>1400,2414191924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*(1+[.$G$1])-[.C112]" office:value-type="float" office:value="136261.123277764" calcext:value-type="float">
            <text:p>136261,123277764</text:p>
          </table:table-cell>
          <table:table-cell table:formula="of:=[.C110]*(1+[.$G$5])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*(1+[.$G$1])-[.C113]" office:value-type="float" office:value="135968.386390836" calcext:value-type="float">
            <text:p>135968,386390836</text:p>
          </table:table-cell>
          <table:table-cell table:formula="of:=[.C111]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*(1+[.$G$1])-[.C114]" office:value-type="float" office:value="135673.21002985" calcext:value-type="float">
            <text:p>135673,21002985</text:p>
          </table:table-cell>
          <table:table-cell table:formula="of:=[.C112]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*(1+[.$G$1])-[.C115]" office:value-type="float" office:value="135375.573865856" calcext:value-type="float">
            <text:p>135375,573865856</text:p>
          </table:table-cell>
          <table:table-cell table:formula="of:=[.C113]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*(1+[.$G$1])-[.C116]" office:value-type="float" office:value="135075.457400495" calcext:value-type="float">
            <text:p>135075,457400495</text:p>
          </table:table-cell>
          <table:table-cell table:formula="of:=[.C114]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*(1+[.$G$1])-[.C117]" office:value-type="float" office:value="134744.275039638" calcext:value-type="float">
            <text:p>134744,275039638</text:p>
          </table:table-cell>
          <table:table-cell table:formula="of:=[.C115]" office:value-type="float" office:value="1428.24624757627" calcext:value-type="float">
            <text:p>1428,2462475762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*(1+[.$G$1])-[.C118]" office:value-type="float" office:value="134410.332825774" calcext:value-type="float">
            <text:p>134410,332825774</text:p>
          </table:table-cell>
          <table:table-cell table:formula="of:=[.C116]*(1+[.$G$5])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*(1+[.$G$1])-[.C119]" office:value-type="float" office:value="134073.607760128" calcext:value-type="float">
            <text:p>134073,607760128</text:p>
          </table:table-cell>
          <table:table-cell table:formula="of:=[.C117]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*(1+[.$G$1])-[.C120]" office:value-type="float" office:value="133734.076652268" calcext:value-type="float">
            <text:p>133734,076652268</text:p>
          </table:table-cell>
          <table:table-cell table:formula="of:=[.C118]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*(1+[.$G$1])-[.C121]" office:value-type="float" office:value="133391.716118509" calcext:value-type="float">
            <text:p>133391,716118509</text:p>
          </table:table-cell>
          <table:table-cell table:formula="of:=[.C119]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*(1+[.$G$1])-[.C122]" office:value-type="float" office:value="133046.502580302" calcext:value-type="float">
            <text:p>133046,502580302</text:p>
          </table:table-cell>
          <table:table-cell table:formula="of:=[.C120]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*(1+[.$G$1])-[.C123]" office:value-type="float" office:value="132669.276039159" calcext:value-type="float">
            <text:p>132669,276039159</text:p>
          </table:table-cell>
          <table:table-cell table:formula="of:=[.C121]" office:value-type="float" office:value="1456.8111725278" calcext:value-type="float">
            <text:p>1456,8111725278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*(1+[.$G$1])-[.C124]" office:value-type="float" office:value="132288.905943507" calcext:value-type="float">
            <text:p>132288,905943507</text:p>
          </table:table-cell>
          <table:table-cell table:formula="of:=[.C122]*(1+[.$G$5])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*(1+[.$G$1])-[.C125]" office:value-type="float" office:value="131905.366097058" calcext:value-type="float">
            <text:p>131905,366097058</text:p>
          </table:table-cell>
          <table:table-cell table:formula="of:=[.C123]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*(1+[.$G$1])-[.C126]" office:value-type="float" office:value="131518.630085222" calcext:value-type="float">
            <text:p>131518,630085222</text:p>
          </table:table-cell>
          <table:table-cell table:formula="of:=[.C124]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*(1+[.$G$1])-[.C127]" office:value-type="float" office:value="131128.671273287" calcext:value-type="float">
            <text:p>131128,671273287</text:p>
          </table:table-cell>
          <table:table-cell table:formula="of:=[.C125]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*(1+[.$G$1])-[.C128]" office:value-type="float" office:value="130735.462804586" calcext:value-type="float">
            <text:p>130735,462804586</text:p>
          </table:table-cell>
          <table:table-cell table:formula="of:=[.C126]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*(1+[.$G$1])-[.C129]" office:value-type="float" office:value="130309.258650727" calcext:value-type="float">
            <text:p>130309,258650727</text:p>
          </table:table-cell>
          <table:table-cell table:formula="of:=[.C127]" office:value-type="float" office:value="1485.94739597835" calcext:value-type="float">
            <text:p>1485,9473959783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*(1+[.$G$1])-[.C130]" office:value-type="float" office:value="129879.502795585" calcext:value-type="float">
            <text:p>129879,502795585</text:p>
          </table:table-cell>
          <table:table-cell table:formula="of:=[.C128]*(1+[.$G$5])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*(1+[.$G$1])-[.C131]" office:value-type="float" office:value="129446.16564165" calcext:value-type="float">
            <text:p>129446,16564165</text:p>
          </table:table-cell>
          <table:table-cell table:formula="of:=[.C129]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*(1+[.$G$1])-[.C132]" office:value-type="float" office:value="129009.217344766" calcext:value-type="float">
            <text:p>129009,217344766</text:p>
          </table:table-cell>
          <table:table-cell table:formula="of:=[.C130]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*(1+[.$G$1])-[.C133]" office:value-type="float" office:value="128568.627812074" calcext:value-type="float">
            <text:p>128568,627812074</text:p>
          </table:table-cell>
          <table:table-cell table:formula="of:=[.C131]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*(1+[.$G$1])-[.C134]" office:value-type="float" office:value="128124.366699944" calcext:value-type="float">
            <text:p>128124,366699944</text:p>
          </table:table-cell>
          <table:table-cell table:formula="of:=[.C132]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*(1+[.$G$1])-[.C135]" office:value-type="float" office:value="127646.090085001" calcext:value-type="float">
            <text:p>127646,090085001</text:p>
          </table:table-cell>
          <table:table-cell table:formula="of:=[.C133]" office:value-type="float" office:value="1515.66634389792" calcext:value-type="float">
            <text:p>1515,6663438979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*(1+[.$G$1])-[.C136]" office:value-type="float" office:value="127163.8278316" calcext:value-type="float">
            <text:p>127163,8278316</text:p>
          </table:table-cell>
          <table:table-cell table:formula="of:=[.C134]*(1+[.$G$5])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*(1+[.$G$1])-[.C137]" office:value-type="float" office:value="126677.546726087" calcext:value-type="float">
            <text:p>126677,546726087</text:p>
          </table:table-cell>
          <table:table-cell table:formula="of:=[.C135]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*(1+[.$G$1])-[.C138]" office:value-type="float" office:value="126187.213278029" calcext:value-type="float">
            <text:p>126187,213278029</text:p>
          </table:table-cell>
          <table:table-cell table:formula="of:=[.C136]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*(1+[.$G$1])-[.C139]" office:value-type="float" office:value="125692.793717903" calcext:value-type="float">
            <text:p>125692,793717903</text:p>
          </table:table-cell>
          <table:table-cell table:formula="of:=[.C137]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*(1+[.$G$1])-[.C140]" office:value-type="float" office:value="125194.253994776" calcext:value-type="float">
            <text:p>125194,253994776</text:p>
          </table:table-cell>
          <table:table-cell table:formula="of:=[.C138]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*(1+[.$G$1])-[.C141]" office:value-type="float" office:value="124660.640180541" calcext:value-type="float">
            <text:p>124660,640180541</text:p>
          </table:table-cell>
          <table:table-cell table:formula="of:=[.C139]" office:value-type="float" office:value="1545.97967077588" calcext:value-type="float">
            <text:p>1545,9796707758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*(1+[.$G$1])-[.C142]" office:value-type="float" office:value="124122.579584521" calcext:value-type="float">
            <text:p>124122,579584521</text:p>
          </table:table-cell>
          <table:table-cell table:formula="of:=[.C140]*(1+[.$G$5])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*(1+[.$G$1])-[.C143]" office:value-type="float" office:value="123580.035150201" calcext:value-type="float">
            <text:p>123580,035150201</text:p>
          </table:table-cell>
          <table:table-cell table:formula="of:=[.C141]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*(1+[.$G$1])-[.C144]" office:value-type="float" office:value="123032.969512261" calcext:value-type="float">
            <text:p>123032,969512261</text:p>
          </table:table-cell>
          <table:table-cell table:formula="of:=[.C142]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*(1+[.$G$1])-[.C145]" office:value-type="float" office:value="122481.344994005" calcext:value-type="float">
            <text:p>122481,344994005</text:p>
          </table:table-cell>
          <table:table-cell table:formula="of:=[.C143]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*(1+[.$G$1])-[.C146]" office:value-type="float" office:value="121925.123604764" calcext:value-type="float">
            <text:p>121925,123604764</text:p>
          </table:table-cell>
          <table:table-cell table:formula="of:=[.C144]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*(1+[.$G$1])-[.C147]" office:value-type="float" office:value="121332.729051995" calcext:value-type="float">
            <text:p>121332,729051995</text:p>
          </table:table-cell>
          <table:table-cell table:formula="of:=[.C145]" office:value-type="float" office:value="1576.8992641914" calcext:value-type="float">
            <text:p>1576,899264191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*(1+[.$G$1])-[.C148]" office:value-type="float" office:value="120735.397877953" calcext:value-type="float">
            <text:p>120735,397877953</text:p>
          </table:table-cell>
          <table:table-cell table:formula="of:=[.C146]*(1+[.$G$5])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*(1+[.$G$1])-[.C149]" office:value-type="float" office:value="120133.088944127" calcext:value-type="float">
            <text:p>120133,088944127</text:p>
          </table:table-cell>
          <table:table-cell table:formula="of:=[.C147]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*(1+[.$G$1])-[.C150]" office:value-type="float" office:value="119525.760769186" calcext:value-type="float">
            <text:p>119525,760769186</text:p>
          </table:table-cell>
          <table:table-cell table:formula="of:=[.C148]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*(1+[.$G$1])-[.C151]" office:value-type="float" office:value="118913.371526121" calcext:value-type="float">
            <text:p>118913,371526121</text:p>
          </table:table-cell>
          <table:table-cell table:formula="of:=[.C149]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*(1+[.$G$1])-[.C152]" office:value-type="float" office:value="118295.879039364" calcext:value-type="float">
            <text:p>118295,879039364</text:p>
          </table:table-cell>
          <table:table-cell table:formula="of:=[.C150]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*(1+[.$G$1])-[.C153]" office:value-type="float" office:value="117641.072036894" calcext:value-type="float">
            <text:p>117641,072036894</text:p>
          </table:table-cell>
          <table:table-cell table:formula="of:=[.C151]" office:value-type="float" office:value="1608.43724947523" calcext:value-type="float">
            <text:p>1608,4372494752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*(1+[.$G$1])-[.C154]" office:value-type="float" office:value="116980.808309403" calcext:value-type="float">
            <text:p>116980,808309403</text:p>
          </table:table-cell>
          <table:table-cell table:formula="of:=[.C152]*(1+[.$G$5])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*(1+[.$G$1])-[.C155]" office:value-type="float" office:value="116315.042384183" calcext:value-type="float">
            <text:p>116315,042384183</text:p>
          </table:table-cell>
          <table:table-cell table:formula="of:=[.C153]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*(1+[.$G$1])-[.C156]" office:value-type="float" office:value="115643.728409587" calcext:value-type="float">
            <text:p>115643,728409587</text:p>
          </table:table-cell>
          <table:table-cell table:formula="of:=[.C154]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*(1+[.$G$1])-[.C157]" office:value-type="float" office:value="114966.820151869" calcext:value-type="float">
            <text:p>114966,820151869</text:p>
          </table:table-cell>
          <table:table-cell table:formula="of:=[.C155]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*(1+[.$G$1])-[.C158]" office:value-type="float" office:value="114284.270992003" calcext:value-type="float">
            <text:p>114284,270992003</text:p>
          </table:table-cell>
          <table:table-cell table:formula="of:=[.C156]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*(1+[.$G$1])-[.C159]" office:value-type="float" office:value="113563.221802582" calcext:value-type="float">
            <text:p>113563,221802582</text:p>
          </table:table-cell>
          <table:table-cell table:formula="of:=[.C157]" office:value-type="float" office:value="1640.60599446473" calcext:value-type="float">
            <text:p>1640,6059944647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*(1+[.$G$1])-[.C160]" office:value-type="float" office:value="112836.163869916" calcext:value-type="float">
            <text:p>112836,163869916</text:p>
          </table:table-cell>
          <table:table-cell table:formula="of:=[.C158]*(1+[.$G$5])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*(1+[.$G$1])-[.C161]" office:value-type="float" office:value="112103.047121145" calcext:value-type="float">
            <text:p>112103,047121145</text:p>
          </table:table-cell>
          <table:table-cell table:formula="of:=[.C159]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*(1+[.$G$1])-[.C162]" office:value-type="float" office:value="111363.821066134" calcext:value-type="float">
            <text:p>111363,821066134</text:p>
          </table:table-cell>
          <table:table-cell table:formula="of:=[.C160]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*(1+[.$G$1])-[.C163]" office:value-type="float" office:value="110618.434793997" calcext:value-type="float">
            <text:p>110618,434793997</text:p>
          </table:table-cell>
          <table:table-cell table:formula="of:=[.C161]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*(1+[.$G$1])-[.C164]" office:value-type="float" office:value="109866.836969593" calcext:value-type="float">
            <text:p>109866,836969593</text:p>
          </table:table-cell>
          <table:table-cell table:formula="of:=[.C162]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*(1+[.$G$1])-[.C165]" office:value-type="float" office:value="109075.507467699" calcext:value-type="float">
            <text:p>109075,507467699</text:p>
          </table:table-cell>
          <table:table-cell table:formula="of:=[.C163]" office:value-type="float" office:value="1673.41811435403" calcext:value-type="float">
            <text:p>1673,4181143540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*(1+[.$G$1])-[.C166]" office:value-type="float" office:value="108277.583553289" calcext:value-type="float">
            <text:p>108277,583553289</text:p>
          </table:table-cell>
          <table:table-cell table:formula="of:=[.C164]*(1+[.$G$5])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*(1+[.$G$1])-[.C167]" office:value-type="float" office:value="107473.010272925" calcext:value-type="float">
            <text:p>107473,010272925</text:p>
          </table:table-cell>
          <table:table-cell table:formula="of:=[.C165]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*(1+[.$G$1])-[.C168]" office:value-type="float" office:value="106661.732215225" calcext:value-type="float">
            <text:p>106661,732215225</text:p>
          </table:table-cell>
          <table:table-cell table:formula="of:=[.C166]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*(1+[.$G$1])-[.C169]" office:value-type="float" office:value="105843.693507044" calcext:value-type="float">
            <text:p>105843,693507044</text:p>
          </table:table-cell>
          <table:table-cell table:formula="of:=[.C167]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*(1+[.$G$1])-[.C170]" office:value-type="float" office:value="105018.837809628" calcext:value-type="float">
            <text:p>105018,837809628</text:p>
          </table:table-cell>
          <table:table-cell table:formula="of:=[.C168]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*(1+[.$G$1])-[.C171]" office:value-type="float" office:value="104152.970585201" calcext:value-type="float">
            <text:p>104152,970585201</text:p>
          </table:table-cell>
          <table:table-cell table:formula="of:=[.C169]" office:value-type="float" office:value="1706.88647664111" calcext:value-type="float">
            <text:p>1706,8864766411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*(1+[.$G$1])-[.C172]" office:value-type="float" office:value="103279.887800571" calcext:value-type="float">
            <text:p>103279,887800571</text:p>
          </table:table-cell>
          <table:table-cell table:formula="of:=[.C170]*(1+[.$G$5])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*(1+[.$G$1])-[.C173]" office:value-type="float" office:value="102399.529326068" calcext:value-type="float">
            <text:p>102399,529326068</text:p>
          </table:table-cell>
          <table:table-cell table:formula="of:=[.C171]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*(1+[.$G$1])-[.C174]" office:value-type="float" office:value="101511.834530945" calcext:value-type="float">
            <text:p>101511,834530945</text:p>
          </table:table-cell>
          <table:table-cell table:formula="of:=[.C172]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*(1+[.$G$1])-[.C175]" office:value-type="float" office:value="100616.742279195" calcext:value-type="float">
            <text:p>100616,742279195</text:p>
          </table:table-cell>
          <table:table-cell table:formula="of:=[.C173]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*(1+[.$G$1])-[.C176]" office:value-type="float" office:value="99714.190925348" calcext:value-type="float">
            <text:p>99714,190925348</text:p>
          </table:table-cell>
          <table:table-cell table:formula="of:=[.C174]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*(1+[.$G$1])-[.C177]" office:value-type="float" office:value="98769.2978260952" calcext:value-type="float">
            <text:p>98769,2978260952</text:p>
          </table:table-cell>
          <table:table-cell table:formula="of:=[.C175]" office:value-type="float" office:value="1741.02420617393" calcext:value-type="float">
            <text:p>1741,0242061739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*(1+[.$G$1])-[.C178]" office:value-type="float" office:value="97816.5306176819" calcext:value-type="float">
            <text:p>97816,5306176819</text:p>
          </table:table-cell>
          <table:table-cell table:formula="of:=[.C176]*(1+[.$G$5])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*(1+[.$G$1])-[.C179]" office:value-type="float" office:value="96855.8236825318" calcext:value-type="float">
            <text:p>96855,8236825318</text:p>
          </table:table-cell>
          <table:table-cell table:formula="of:=[.C177]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*(1+[.$G$1])-[.C180]" office:value-type="float" office:value="95887.1108562555" calcext:value-type="float">
            <text:p>95887,1108562555</text:p>
          </table:table-cell>
          <table:table-cell table:formula="of:=[.C178]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*(1+[.$G$1])-[.C181]" office:value-type="float" office:value="94910.3254230935" calcext:value-type="float">
            <text:p>94910,3254230935</text:p>
          </table:table-cell>
          <table:table-cell table:formula="of:=[.C179]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*(1+[.$G$1])-[.C182]" office:value-type="float" office:value="93925.4001113219" calcext:value-type="float">
            <text:p>93925,4001113219</text:p>
          </table:table-cell>
          <table:table-cell table:formula="of:=[.C180]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*(1+[.$G$1])-[.C183]" office:value-type="float" office:value="92896.7501948129" calcext:value-type="float">
            <text:p>92896,7501948129</text:p>
          </table:table-cell>
          <table:table-cell table:formula="of:=[.C181]" office:value-type="float" office:value="1775.84469029741" calcext:value-type="float">
            <text:p>1775,8446902974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*(1+[.$G$1])-[.C184]" office:value-type="float" office:value="91859.5281956663" calcext:value-type="float">
            <text:p>91859,5281956663</text:p>
          </table:table-cell>
          <table:table-cell table:formula="of:=[.C182]*(1+[.$G$5])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*(1+[.$G$1])-[.C185]" office:value-type="float" office:value="90813.6626798602" calcext:value-type="float">
            <text:p>90813,6626798602</text:p>
          </table:table-cell>
          <table:table-cell table:formula="of:=[.C183]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*(1+[.$G$1])-[.C186]" office:value-type="float" office:value="89759.081618089" calcext:value-type="float">
            <text:p>89759,081618089</text:p>
          </table:table-cell>
          <table:table-cell table:formula="of:=[.C184]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*(1+[.$G$1])-[.C187]" office:value-type="float" office:value="88695.712380803" calcext:value-type="float">
            <text:p>88695,712380803</text:p>
          </table:table-cell>
          <table:table-cell table:formula="of:=[.C185]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*(1+[.$G$1])-[.C188]" office:value-type="float" office:value="87623.4817332063" calcext:value-type="float">
            <text:p>87623,4817332063</text:p>
          </table:table-cell>
          <table:table-cell table:formula="of:=[.C186]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*(1+[.$G$1])-[.C189]" office:value-type="float" office:value="86506.088598531" calcext:value-type="float">
            <text:p>86506,088598531</text:p>
          </table:table-cell>
          <table:table-cell table:formula="of:=[.C187]" office:value-type="float" office:value="1811.36158410335" calcext:value-type="float">
            <text:p>1811,3615841033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*(1+[.$G$1])-[.C190]" office:value-type="float" office:value="85379.3838544" calcext:value-type="float">
            <text:p>85379,3838544</text:p>
          </table:table-cell>
          <table:table-cell table:formula="of:=[.C188]*(1+[.$G$5])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*(1+[.$G$1])-[.C191]" office:value-type="float" office:value="84243.2899040679" calcext:value-type="float">
            <text:p>84243,2899040679</text:p>
          </table:table-cell>
          <table:table-cell table:formula="of:=[.C189]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*(1+[.$G$1])-[.C192]" office:value-type="float" office:value="83097.7285041497" calcext:value-type="float">
            <text:p>83097,7285041497</text:p>
          </table:table-cell>
          <table:table-cell table:formula="of:=[.C190]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*(1+[.$G$1])-[.C193]" office:value-type="float" office:value="81942.6207592322" calcext:value-type="float">
            <text:p>81942,6207592322</text:p>
          </table:table-cell>
          <table:table-cell table:formula="of:=[.C191]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*(1+[.$G$1])-[.C194]" office:value-type="float" office:value="80777.8871164404" calcext:value-type="float">
            <text:p>80777,8871164404</text:p>
          </table:table-cell>
          <table:table-cell table:formula="of:=[.C192]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*(1+[.$G$1])-[.C195]" office:value-type="float" office:value="79566.4955836429" calcext:value-type="float">
            <text:p>79566,4955836429</text:p>
          </table:table-cell>
          <table:table-cell table:formula="of:=[.C193]" office:value-type="float" office:value="1847.58881578542" calcext:value-type="float">
            <text:p>1847,5888157854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*(1+[.$G$1])-[.C196]" office:value-type="float" office:value="78345.0091214055" calcext:value-type="float">
            <text:p>78345,0091214055</text:p>
          </table:table-cell>
          <table:table-cell table:formula="of:=[.C194]*(1+[.$G$5])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*(1+[.$G$1])-[.C197]" office:value-type="float" office:value="77113.343605316" calcext:value-type="float">
            <text:p>77113,343605316</text:p>
          </table:table-cell>
          <table:table-cell table:formula="of:=[.C195]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*(1+[.$G$1])-[.C198]" office:value-type="float" office:value="75871.4142099259" calcext:value-type="float">
            <text:p>75871,4142099259</text:p>
          </table:table-cell>
          <table:table-cell table:formula="of:=[.C196]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*(1+[.$G$1])-[.C199]" office:value-type="float" office:value="74619.1354029075" calcext:value-type="float">
            <text:p>74619,1354029075</text:p>
          </table:table-cell>
          <table:table-cell table:formula="of:=[.C197]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*(1+[.$G$1])-[.C200]" office:value-type="float" office:value="73356.4209391639" calcext:value-type="float">
            <text:p>73356,4209391639</text:p>
          </table:table-cell>
          <table:table-cell table:formula="of:=[.C198]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*(1+[.$G$1])-[.C201]" office:value-type="float" office:value="72045.4930430471" calcext:value-type="float">
            <text:p>72045,4930430471</text:p>
          </table:table-cell>
          <table:table-cell table:formula="of:=[.C199]" office:value-type="float" office:value="1884.54059210113" calcext:value-type="float">
            <text:p>1884,5405921011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*(1+[.$G$1])-[.C202]" office:value-type="float" office:value="70723.640747796" calcext:value-type="float">
            <text:p>70723,640747796</text:p>
          </table:table-cell>
          <table:table-cell table:formula="of:=[.C200]*(1+[.$G$5])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*(1+[.$G$1])-[.C203]" office:value-type="float" office:value="69390.7730167511" calcext:value-type="float">
            <text:p>69390,7730167511</text:p>
          </table:table-cell>
          <table:table-cell table:formula="of:=[.C201]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*(1+[.$G$1])-[.C204]" office:value-type="float" office:value="68046.7980546143" calcext:value-type="float">
            <text:p>68046,7980546143</text:p>
          </table:table-cell>
          <table:table-cell table:formula="of:=[.C202]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*(1+[.$G$1])-[.C205]" office:value-type="float" office:value="66691.6233011262" calcext:value-type="float">
            <text:p>66691,6233011262</text:p>
          </table:table-cell>
          <table:table-cell table:formula="of:=[.C203]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*(1+[.$G$1])-[.C206]" office:value-type="float" office:value="65325.1554246924" calcext:value-type="float">
            <text:p>65325,1554246924</text:p>
          </table:table-cell>
          <table:table-cell table:formula="of:=[.C204]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*(1+[.$G$1])-[.C207]" office:value-type="float" office:value="63908.8556878762" calcext:value-type="float">
            <text:p>63908,8556878762</text:p>
          </table:table-cell>
          <table:table-cell table:formula="of:=[.C205]" office:value-type="float" office:value="1922.23140394315" calcext:value-type="float">
            <text:p>1922,2314039431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*(1+[.$G$1])-[.C208]" office:value-type="float" office:value="62480.7534532532" calcext:value-type="float">
            <text:p>62480,7534532532</text:p>
          </table:table-cell>
          <table:table-cell table:formula="of:=[.C206]*(1+[.$G$5])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*(1+[.$G$1])-[.C209]" office:value-type="float" office:value="61040.7503666749" calcext:value-type="float">
            <text:p>61040,7503666749</text:p>
          </table:table-cell>
          <table:table-cell table:formula="of:=[.C207]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*(1+[.$G$1])-[.C210]" office:value-type="float" office:value="59588.7472543752" calcext:value-type="float">
            <text:p>59588,7472543752</text:p>
          </table:table-cell>
          <table:table-cell table:formula="of:=[.C208]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*(1+[.$G$1])-[.C211]" office:value-type="float" office:value="58124.6441161396" calcext:value-type="float">
            <text:p>58124,6441161396</text:p>
          </table:table-cell>
          <table:table-cell table:formula="of:=[.C209]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*(1+[.$G$1])-[.C212]" office:value-type="float" office:value="56648.3401184188" calcext:value-type="float">
            <text:p>56648,3401184188</text:p>
          </table:table-cell>
          <table:table-cell table:formula="of:=[.C210]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*(1+[.$G$1])-[.C213]" office:value-type="float" office:value="55120.5200667431" calcext:value-type="float">
            <text:p>55120,5200667431</text:p>
          </table:table-cell>
          <table:table-cell table:formula="of:=[.C211]" office:value-type="float" office:value="1960.67603202202" calcext:value-type="float">
            <text:p>1960,6760320220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*(1+[.$G$1])-[.C214]" office:value-type="float" office:value="53579.9681813035" calcext:value-type="float">
            <text:p>53579,9681813035</text:p>
          </table:table-cell>
          <table:table-cell table:formula="of:=[.C212]*(1+[.$G$5])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*(1+[.$G$1])-[.C215]" office:value-type="float" office:value="52026.5783634853" calcext:value-type="float">
            <text:p>52026,5783634853</text:p>
          </table:table-cell>
          <table:table-cell table:formula="of:=[.C213]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*(1+[.$G$1])-[.C216]" office:value-type="float" office:value="50460.2436305185" calcext:value-type="float">
            <text:p>50460,2436305185</text:p>
          </table:table-cell>
          <table:table-cell table:formula="of:=[.C214]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*(1+[.$G$1])-[.C217]" office:value-type="float" office:value="48880.8561081104" calcext:value-type="float">
            <text:p>48880,8561081104</text:p>
          </table:table-cell>
          <table:table-cell table:formula="of:=[.C215]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*(1+[.$G$1])-[.C218]" office:value-type="float" office:value="47288.3070230155" calcext:value-type="float">
            <text:p>47288,3070230155</text:p>
          </table:table-cell>
          <table:table-cell table:formula="of:=[.C216]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*(1+[.$G$1])-[.C219]" office:value-type="float" office:value="45642.4889044916" calcext:value-type="float">
            <text:p>45642,4889044916</text:p>
          </table:table-cell>
          <table:table-cell table:formula="of:=[.C217]" office:value-type="float" office:value="1999.88955266246" calcext:value-type="float">
            <text:p>1999,8895526624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*(1+[.$G$1])-[.C220]" office:value-type="float" office:value="43982.95563498" calcext:value-type="float">
            <text:p>43982,95563498</text:p>
          </table:table-cell>
          <table:table-cell table:formula="of:=[.C218]*(1+[.$G$5])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*(1+[.$G$1])-[.C221]" office:value-type="float" office:value="42309.5929215558" calcext:value-type="float">
            <text:p>42309,5929215558</text:p>
          </table:table-cell>
          <table:table-cell table:formula="of:=[.C219]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*(1+[.$G$1])-[.C222]" office:value-type="float" office:value="40622.2855188531" calcext:value-type="float">
            <text:p>40622,2855188531</text:p>
          </table:table-cell>
          <table:table-cell table:formula="of:=[.C220]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*(1+[.$G$1])-[.C223]" office:value-type="float" office:value="38920.9172211278" calcext:value-type="float">
            <text:p>38920,9172211278</text:p>
          </table:table-cell>
          <table:table-cell table:formula="of:=[.C221]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*(1+[.$G$1])-[.C224]" office:value-type="float" office:value="37205.3708542548" calcext:value-type="float">
            <text:p>37205,3708542548</text:p>
          </table:table-cell>
          <table:table-cell table:formula="of:=[.C222]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*(1+[.$G$1])-[.C225]" office:value-type="float" office:value="35434.7305207836" calcext:value-type="float">
            <text:p>35434,7305207836</text:p>
          </table:table-cell>
          <table:table-cell table:formula="of:=[.C223]" office:value-type="float" office:value="2039.88734371571" calcext:value-type="float">
            <text:p>2039,8873437157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*(1+[.$G$1])-[.C226]" office:value-type="float" office:value="33649.3348512001" calcext:value-type="float">
            <text:p>33649,3348512001</text:p>
          </table:table-cell>
          <table:table-cell table:formula="of:=[.C224]*(1+[.$G$5])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*(1+[.$G$1])-[.C227]" office:value-type="float" office:value="31849.0608843701" calcext:value-type="float">
            <text:p>31849,0608843701</text:p>
          </table:table-cell>
          <table:table-cell table:formula="of:=[.C225]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*(1+[.$G$1])-[.C228]" office:value-type="float" office:value="30033.7846344831" calcext:value-type="float">
            <text:p>30033,7846344831</text:p>
          </table:table-cell>
          <table:table-cell table:formula="of:=[.C226]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*(1+[.$G$1])-[.C229]" office:value-type="float" office:value="28203.3810825138" calcext:value-type="float">
            <text:p>28203,3810825138</text:p>
          </table:table-cell>
          <table:table-cell table:formula="of:=[.C227]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*(1+[.$G$1])-[.C230]" office:value-type="float" office:value="26357.7241676114" calcext:value-type="float">
            <text:p>26357,7241676114</text:p>
          </table:table-cell>
          <table:table-cell table:formula="of:=[.C228]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*(1+[.$G$1])-[.C231]" office:value-type="float" office:value="24455.0730766063" calcext:value-type="float">
            <text:p>24455,0730766063</text:p>
          </table:table-cell>
          <table:table-cell table:formula="of:=[.C229]" office:value-type="float" office:value="2080.68509059002" calcext:value-type="float">
            <text:p>2080,6850905900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*(1+[.$G$1])-[.C232]" office:value-type="float" office:value="22536.5665598429" calcext:value-type="float">
            <text:p>22536,5665598429</text:p>
          </table:table-cell>
          <table:table-cell table:formula="of:=[.C230]*(1+[.$G$5])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*(1+[.$G$1])-[.C233]" office:value-type="float" office:value="20602.0724887731" calcext:value-type="float">
            <text:p>20602,0724887731</text:p>
          </table:table-cell>
          <table:table-cell table:formula="of:=[.C231]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*(1+[.$G$1])-[.C234]" office:value-type="float" office:value="18651.4576337777" calcext:value-type="float">
            <text:p>18651,4576337777</text:p>
          </table:table-cell>
          <table:table-cell table:formula="of:=[.C232]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*(1+[.$G$1])-[.C235]" office:value-type="float" office:value="16684.5876549907" calcext:value-type="float">
            <text:p>16684,5876549907</text:p>
          </table:table-cell>
          <table:table-cell table:formula="of:=[.C233]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*(1+[.$G$1])-[.C236]" office:value-type="float" office:value="14701.3270930471" calcext:value-type="float">
            <text:p>14701,3270930471</text:p>
          </table:table-cell>
          <table:table-cell table:formula="of:=[.C234]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*(1+[.$G$1])-[.C237]" office:value-type="float" office:value="12659.093383906" calcext:value-type="float">
            <text:p>12659,093383906</text:p>
          </table:table-cell>
          <table:table-cell table:formula="of:=[.C235]" office:value-type="float" office:value="2122.29879240182" calcext:value-type="float">
            <text:p>2122,2987924018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*(1+[.$G$1])-[.C238]" office:value-type="float" office:value="10599.841060522" calcext:value-type="float">
            <text:p>10599,841060522</text:p>
          </table:table-cell>
          <table:table-cell table:formula="of:=[.C236]*(1+[.$G$5])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*(1+[.$G$1])-[.C239]" office:value-type="float" office:value="8523.42830110986" calcext:value-type="float">
            <text:p>8523,42830110986</text:p>
          </table:table-cell>
          <table:table-cell table:formula="of:=[.C237]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*(1+[.$G$1])-[.C240]" office:value-type="float" office:value="6429.71210203592" calcext:value-type="float">
            <text:p>6429,71210203592</text:p>
          </table:table-cell>
          <table:table-cell table:formula="of:=[.C238]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*(1+[.$G$1])-[.C241]" office:value-type="float" office:value="4318.54826796969" calcext:value-type="float">
            <text:p>4318,54826796969</text:p>
          </table:table-cell>
          <table:table-cell table:formula="of:=[.C239]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*(1+[.$G$1])-[.C242]" office:value-type="float" office:value="2189.79140195292" calcext:value-type="float">
            <text:p>2189,79140195292</text:p>
          </table:table-cell>
          <table:table-cell table:formula="of:=[.C240]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*(1+[.$G$1])-[.C243]" office:value-type="float" office:value="0.0000000210052348848" calcext:value-type="float">
            <text:p>2,10052348847967E-08</text:p>
          </table:table-cell>
          <table:table-cell table:formula="of:=[.C241]" office:value-type="float" office:value="2164.74476824986" calcext:value-type="float">
            <text:p>2164,7447682498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*(1+[.$G$1])-[.C244]" office:value-type="float" office:value="-2208.03966359367" calcext:value-type="float">
            <text:p>-2208,03966359367</text:p>
          </table:table-cell>
          <table:table-cell table:formula="of:=[.C242]*(1+[.$G$5])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*(1+[.$G$1])-[.C245]" office:value-type="float" office:value="-4434.47965773848" calcext:value-type="float">
            <text:p>-4434,47965773848</text:p>
          </table:table-cell>
          <table:table-cell table:formula="of:=[.C243]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*(1+[.$G$1])-[.C246]" office:value-type="float" office:value="-6679.47331850115" calcext:value-type="float">
            <text:p>-6679,47331850115</text:p>
          </table:table-cell>
          <table:table-cell table:formula="of:=[.C244]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*(1+[.$G$1])-[.C247]" office:value-type="float" office:value="-8943.17525977018" calcext:value-type="float">
            <text:p>-8943,17525977018</text:p>
          </table:table-cell>
          <table:table-cell table:formula="of:=[.C245]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*(1+[.$G$1])-[.C248]" office:value-type="float" office:value="-11225.7413838831" calcext:value-type="float">
            <text:p>-11225,7413838831</text:p>
          </table:table-cell>
          <table:table-cell table:formula="of:=[.C246]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*(1+[.$G$1])-[.C249]" office:value-type="float" office:value="-13571.489685636" calcext:value-type="float">
            <text:p>-13571,489685636</text:p>
          </table:table-cell>
          <table:table-cell table:formula="of:=[.C247]" office:value-type="float" office:value="2208.03966361485" calcext:value-type="float">
            <text:p>2208,0396636148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*(1+[.$G$1])-[.C250]" office:value-type="float" office:value="-15936.7858899034" calcext:value-type="float">
            <text:p>-15936,7858899034</text:p>
          </table:table-cell>
          <table:table-cell table:formula="of:=[.C248]*(1+[.$G$5])" office:value-type="float" office:value="2252.20045688715" calcext:value-type="float">
            <text:p>2252,2004568871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*(1+[.$G$1])-[.C251]" office:value-type="float" office:value="-18321.7928958731" calcext:value-type="float">
            <text:p>-18321,7928958731</text:p>
          </table:table-cell>
          <table:table-cell table:formula="of:=[.C249]" office:value-type="float" office:value="2252.20045688715" calcext:value-type="float">
            <text:p>2252,2004568871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*(1+[.$G$1])-[.C252]" office:value-type="float" office:value="-20726.6749602259" calcext:value-type="float">
            <text:p>-20726,6749602259</text:p>
          </table:table-cell>
          <table:table-cell table:formula="of:=[.C250]" office:value-type="float" office:value="2252.20045688715" calcext:value-type="float">
            <text:p>2252,2004568871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*(1+[.$G$1])-[.C253]" office:value-type="float" office:value="-20899.3972515611" calcext:value-type="float">
            <text:p>-20899,3972515611</text:p>
          </table:table-cell>
          <table:table-cell table:formula="of:=[.C251]" office:value-type="float" office:value="2252.20045688715" calcext:value-type="float">
            <text:p>2252,200456887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21:54:08.471000000</meta:creation-date>
    <dc:date>2021-04-18T23:00:24.196000000</dc:date>
    <meta:editing-duration>PT14M14S</meta:editing-duration>
    <meta:editing-cycles>3</meta:editing-cycles>
    <meta:generator>LibreOffice/7.1.2.2$Windows_X86_64 LibreOffice_project/8a45595d069ef5570103caea1b71cc9d82b2aae4</meta:generator>
    <meta:document-statistic meta:table-count="1" meta:cell-count="765" meta:object-count="0"/>
  </office:meta>
</office:document-meta>
</file>